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evisionHistory" style:family="table">
      <style:table-properties style:width="16.522cm" fo:margin-left="0cm" fo:margin-right="-0.012cm" fo:break-before="auto" fo:break-after="auto" table:align="margins" style:writing-mode="lr-tb"/>
    </style:style>
    <style:style style:name="RevisionHistory.A" style:family="table-column">
      <style:table-column-properties style:column-width="5.241cm" style:rel-column-width="20786*"/>
    </style:style>
    <style:style style:name="RevisionHistory.B" style:family="table-column">
      <style:table-column-properties style:column-width="5.269cm" style:rel-column-width="20898*"/>
    </style:style>
    <style:style style:name="RevisionHistory.C" style:family="table-column">
      <style:table-column-properties style:column-width="6.013cm" style:rel-column-width="23851*"/>
    </style:style>
    <style:style style:name="RevisionHistor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visionHistory.C1" style:family="table-cell">
      <style:table-cell-properties fo:padding="0.097cm" fo:border="0.002cm solid #000000"/>
    </style:style>
    <style:style style:name="RevisionHistory.A2" style:family="table-cell" style:data-style-name="N38">
      <style:table-cell-properties fo:padding="0.097cm" fo:border-left="0.002cm solid #000000" fo:border-right="none" fo:border-top="none" fo:border-bottom="0.002cm solid #000000"/>
    </style:style>
    <style:style style:name="RevisionHistory.B2" style:family="table-cell">
      <style:table-cell-properties fo:padding="0.097cm" fo:border-left="0.002cm solid #000000" fo:border-right="none" fo:border-top="none" fo:border-bottom="0.002cm solid #000000"/>
    </style:style>
    <style:style style:name="RevisionHistory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number:date-style style:name="N38" number:automatic-order="true" number:format-source="language">
      <number:day-of-week number:style="long"/>
      <number:text>,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0"><text:bookmark text:name="h.4nll3x3nh65q"/>Revision History</text:h>
      <text:p text:style-name="P1"/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header-rows>
          <table:table-row>
            <table:table-cell table:style-name="RevisionHistory.A1" office:value-type="string">
              <text:p text:style-name="Table_20_Heading">Date</text:p>
            </table:table-cell>
            <table:table-cell table:style-name="RevisionHistory.A1" office:value-type="string">
              <text:p text:style-name="Table_20_Heading">Primary Authors</text:p>
            </table:table-cell>
            <table:table-cell table:style-name="RevisionHistory.C1" office:value-type="string">
              <text:p text:style-name="Table_20_Heading">Comments</text:p>
            </table:table-cell>
          </table:table-row>
        </table:table-header-rows>
        <table:table-row>
          <table:table-cell table:style-name="RevisionHistory.A2" office:value-type="date" office:date-value="2013-09-27">
            <text:p text:style-name="Table_20_Contents">Friday, 27 September 2013</text:p>
          </table:table-cell>
          <table:table-cell table:style-name="RevisionHistory.B2" office:value-type="string">
            <text:p text:style-name="Table_20_Contents">David Benn, Kristine Larsen</text:p>
          </table:table-cell>
          <table:table-cell table:style-name="RevisionHistory.C2" office:value-type="string">
            <text:p text:style-name="Table_20_Contents">Initial document release; for VStar 2.15.3.</text:p>
          </table:table-cell>
        </table:table-row>
        <table:table-row>
          <table:table-cell table:style-name="RevisionHistory.A2" office:value-type="date" office:date-value="2013-09-29">
            <text:p text:style-name="Table_20_Contents">Sunday, 29 September 2013</text:p>
          </table:table-cell>
          <table:table-cell table:style-name="RevisionHistory.B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Resized context diagram.</text:p>
            <text:p text:style-name="Table_20_Contents">Added AAVSO logo to title page.</text:p>
            <text:p text:style-name="Table_20_Contents">Removed 2.15.3 from title page.</text:p>
          </table:table-cell>
        </table:table-row>
        <table:table-row>
          <table:table-cell table:style-name="RevisionHistory.A2" office:value-type="date" office:date-value="2014-03-15">
            <text:p text:style-name="Table_20_Contents">Saturday, 15 March 2014</text:p>
          </table:table-cell>
          <table:table-cell table:style-name="RevisionHistory.B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note about Excel model equation format.</text:p>
          </table:table-cell>
        </table:table-row>
        <table:table-row>
          <table:table-cell table:style-name="RevisionHistory.A2" office:value-type="date" office:date-value="2014-05-09">
            <text:p text:style-name="Table_20_Contents">Friday, 9 May 2014</text:p>
          </table:table-cell>
          <table:table-cell table:style-name="RevisionHistory.B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Plugin-Manager material to Plug-ins section.</text:p>
          </table:table-cell>
        </table:table-row>
        <table:table-row>
          <table:table-cell table:style-name="RevisionHistory.A2" office:value-type="date" office:date-value="2014-06-22">
            <text:p text:style-name="Table_20_Contents">Sunday, 22 June 2014</text:p>
          </table:table-cell>
          <table:table-cell table:style-name="RevisionHistory.B2" office:value-type="string">
            <text:p text:style-name="Table_20_Contents">David Benn, Mike Simonsen</text:p>
          </table:table-cell>
          <table:table-cell table:style-name="RevisionHistory.C2" office:value-type="string">
            <text:p text:style-name="Table_20_Contents">Corrections and improvements from VStar CHOICE course, May 2014 course participants (Paul York and Brad Walter). </text:p>
            <text:p text:style-name="Table_20_Contents">Star naming section by Mike Simonsen.</text:p>
          </table:table-cell>
        </table:table-row>
        <table:table-row>
          <table:table-cell table:style-name="RevisionHistory.A2" office:value-type="date" office:date-value="2014-07-17">
            <text:p text:style-name="Table_20_Contents">Thursday, 17 July 2014</text:p>
          </table:table-cell>
          <table:table-cell table:style-name="RevisionHistory.B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URL request and non-AID load HJD conversion information to observation sources section.</text:p>
            <text:p text:style-name="Table_20_Contents">Changed Model Information dialog figures to show tabs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40</meta:editing-cycles>
    <dc:date>2014-07-17T23:00:02</dc:date>
    <meta:editing-duration>PT9H46M15S</meta:editing-duration>
    <meta:document-statistic meta:table-count="1" meta:image-count="0" meta:object-count="0" meta:page-count="1" meta:paragraph-count="27" meta:word-count="123" meta:character-count="790"/>
  </office:meta>
</office:document-meta>
</file>